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 style:list-style-name="L2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 style:list-style-name="L1">
      <style:text-properties style:font-name="Cambria"/>
    </style:style>
    <style:style style:name="P6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7" style:family="paragraph" style:parent-style-name="Standard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12" style:family="paragraph" style:parent-style-name="Heading_20_1">
      <style:text-properties style:font-name="Cambria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6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ru" fo:country="RU" style:font-name-asian="Times New Roman1" style:font-name-complex="Times New Roman1"/>
    </style:style>
    <style:style style:name="T10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1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font-weight="bold" style:font-name-asian="Times New Roman1" style:font-weight-asian="bold" style:font-name-complex="Times New Roman1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Times New Roman3" style:font-name-complex="Times New Roman3"/>
    </style:style>
    <style:style style:name="T1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1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5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6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2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8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981cm" svg:height="0.93cm" draw:z-index="0"><draw:image xlink:href="../../odt/images/0099.png" xlink:type="simple" xlink:show="embed" xlink:actuate="onLoad"/></draw:frame></text:p>
          </table:table-cell>
          <table:table-cell table:style-name="Table1.B1" office:value-type="string">
            <text:h text:style-name="P12" text:outline-level="1">Ключ управляемый перекидной по входам тип 1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1.589cm" svg:height="2.221cm" draw:z-index="1"><draw:image xlink:href="../../odt/images/0099_in_scheme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2" office:value-type="string">
            <text:p text:style-name="P9">на схем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5" table:number-columns-spanned="2" office:value-type="string">
            <text:p text:style-name="P1"><text:span text:style-name="T1">Блок </text:span><text:span text:style-name="T12">векторизован</text:span><text:span text:style-name="T1"> и реализует функцию управляемого ключа по алгоритму:</text:span></text:p>
            <text:p text:style-name="P4"><draw:frame draw:style-name="fr4" draw:name="Object3" text:anchor-type="as-char" svg:width="8.851cm" svg:height="1.393cm" draw:z-index="2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1"><text:span text:style-name="T1">где</text:span><text:span text:style-name="T1"><draw:frame draw:style-name="fr4" draw:name="Object1" text:anchor-type="as-char" svg:width="2.466cm" svg:height="0.62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1.087cm" svg:height="0.564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">— </text:span><text:span text:style-name="T9">выходной</text:span><text:span text:style-name="T1"> сигнал блока (или вектор сигналов).</text:span></text:p>
            <text:p text:style-name="P1"><text:span text:style-name="T9">Управляющий сигнал входит в блок </text:span><text:span text:style-name="T10">сверху</text:span><text:span text:style-name="T3">.</text:span><text:span text:style-name="T11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10">первый</text:span><text:span text:style-name="T11"> вход</text:span><text:span text:style-name="T3">,</text:span><text:span text:style-name="T11"> при подаче управляющего сигнала ключ перекидывается на </text:span><text:span text:style-name="T10">второй</text:span><text:span text:style-name="T11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10"><draw:frame draw:style-name="fr3" draw:name="Графический объект3" text:anchor-type="as-char" svg:width="6.69cm" svg:height="2.671cm" draw:z-index="5"><draw:image xlink:href="../../odt/images/0099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10"><draw:frame draw:style-name="fr2" draw:name="Графический объект4" text:anchor-type="as-char" svg:width="6.75cm" svg:height="2.731cm" draw:z-index="6"><draw:image xlink:href="../../odt/images/0099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11">Управляющий = 0</text:p>
                </table:table-cell>
                <table:table-cell table:style-name="Таблица1.A1" office:value-type="string">
                  <text:p text:style-name="P11">Управляющий = 1</text:p>
                </table:table-cell>
              </table:table-row>
            </table:table>
            <text:p text:style-name="P1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14">→</text:span><text:span text:style-name="T1"> «Войти в субмодель».</text:span></text:p>
            <text:p text:style-name="P1"><text:span text:style-name="T10">Свойства</text:span><text:span text:style-name="T9">:</text:span></text:p>
            <text:list xml:id="list9187265729935071332" text:style-name="L1">
              <text:list-item>
                <text:p text:style-name="P5"><text:span text:style-name="T26">Значения уставок — вектор пороговых значений управляющих сигналов </text:span><text:span text:style-name="T27">К</text:span><text:span text:style-name="T26"> </text:span><text:span text:style-name="T28">(обычно логических уставок), определяющих условия перекоммутации входных сигналов на выход блока.</text:span><text:span text:style-name="T26">.</text:span></text:p>
              </text:list-item>
              <text:list-item>
                <text:p text:style-name="P5"><text:span text:style-name="T11">Тип управляющего сигнала — выбор типа управляющих сигналов (</text:span><text:span text:style-name="T10">Скаляр</text:span><text:span text:style-name="T11"> или </text:span><text:span text:style-name="T10">Вектор</text:span><text:span text:style-name="T11">).</text:span></text:p>
              </text:list-item>
            </text:list>
            <text:p text:style-name="P1"><text:span text:style-name="T13">Примечания</text:span>:</text:p>
            <text:list xml:id="list5896025613490167182" text:style-name="L2">
              <text:list-item>
                <text:p text:style-name="P3">По умолчанию блок формирует <text:span text:style-name="T20">скалярный</text:span> выходной сигнал.</text:p>
              </text:list-item>
              <text:list-item>
                <text:p text:style-name="P6"><text:span text:style-name="T4">Именованные свойства </text:span><text:span text:style-name="T23">могут быть заданы </text:span><text:span text:style-name="T4">как </text:span><text:span text:style-name="T7">локальные</text:span><text:span text:style-name="T4"> переменные модели (или субмодели) во вкладке </text:span><text:span text:style-name="T7">Параметры,</text:span><text:span text:style-name="T4"> как </text:span><text:span text:style-name="T7">глобальные</text:span><text:span text:style-name="T4"> сигналы проекта при помощи пункта главного меню </text:span><text:span text:style-name="T20">Сервис</text:span><text:span text:style-name="T4"> </text:span><text:span text:style-name="T5">→</text:span><text:span text:style-name="T6"> </text:span><text:span text:style-name="T8">Сигналы,</text:span><text:span text:style-name="T4"> </text:span><text:span text:style-name="T23">или как </text:span><text:span text:style-name="T20">внешние</text:span><text:span text:style-name="T2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1</dc:title>
    <dc:date>2014-12-01T11:21:45.22</dc:date>
    <meta:generator>OpenOffice/4.1.1$Win32 OpenOffice.org_project/411m6$Build-9775</meta:generator>
    <meta:editing-duration>PT1H20M44S</meta:editing-duration>
    <meta:editing-cycles>37</meta:editing-cycles>
    <meta:document-statistic meta:table-count="2" meta:image-count="4" meta:object-count="3" meta:page-count="1" meta:paragraph-count="21" meta:word-count="181" meta:character-count="1273"/>
  </office:meta>
</office:document-meta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